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4.79mm"/>
    </style:style>
    <style:style style:name="co2" style:family="table-column">
      <style:table-column-properties fo:break-before="auto" style:column-width="156.74mm"/>
    </style:style>
    <style:style style:name="co3" style:family="table-column">
      <style:table-column-properties fo:break-before="auto" style:column-width="269.2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7.73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176.94mm"/>
    </style:style>
    <style:style style:name="co9" style:family="table-column">
      <style:table-column-properties fo:break-before="auto" style:column-width="89.29mm"/>
    </style:style>
    <style:style style:name="co10" style:family="table-column">
      <style:table-column-properties fo:break-before="auto" style:column-width="90.12mm"/>
    </style:style>
    <style:style style:name="co11" style:family="table-column">
      <style:table-column-properties fo:break-before="auto" style:column-width="8.84mm"/>
    </style:style>
    <style:style style:name="co12" style:family="table-column">
      <style:table-column-properties fo:break-before="auto" style:column-width="67.1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0.01mm" fo:break-before="auto" style:use-optimal-row-height="true"/>
    </style:style>
    <style:style style:name="ro6" style:family="table-row">
      <style:table-row-properties style:row-height="14.99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800000" fo:font-size="14pt" fo:font-weight="bold" style:font-size-asian="14pt" style:font-weight-asian="bold" style:font-size-complex="14pt" style:font-weight-complex="bold" fo:hyphenate="true"/>
    </style:style>
    <style:style style:name="ce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800000" fo:font-size="12pt" fo:font-weight="bold" style:font-size-asian="12pt" style:font-weight-asian="bold" style:font-size-complex="12pt" style:font-weight-complex="bold" fo:hyphenate="true"/>
    </style:style>
    <style:style style:name="ce7" style:family="table-cell" style:parent-style-name="Default">
      <style:table-cell-properties fo:background-color="#ffff00" fo:wrap-option="wrap"/>
      <style:text-properties fo:color="#800000" fo:hyphenate="true"/>
    </style:style>
    <style:style style:name="ce8" style:family="table-cell" style:parent-style-name="Default">
      <style:table-cell-properties fo:background-color="transparent" fo:wrap-option="wrap"/>
      <style:text-properties fo:color="#800000" fo:hyphenate="true"/>
    </style:style>
    <style:style style:name="ce9" style:family="table-cell" style:parent-style-name="Default">
      <style:table-cell-properties fo:background-color="#33ff99" fo:wrap-option="wrap" style:rotation-align="top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wrap-option="wrap" style:rotation-align="to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wrap-option="wrap"/>
      <style:text-properties fo:hyphenate="true"/>
    </style:style>
    <style:style style:name="ce57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800000" fo:hyphenate="true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800000" fo:hyphenate="true"/>
    </style:style>
    <style:style style:name="ce14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wrap-option="wrap" fo:border-left="0.06pt solid #000000" fo:border-right="none" fo:border-top="none"/>
      <style:text-properties fo:color="#cc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wrap-option="wrap" fo:border-left="0.74pt solid #000000" fo:border-right="none" fo:border-top="none"/>
      <style:text-properties fo:hyphenate="true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  <style:text-properties fo:hyphenate="true"/>
    </style:style>
    <style:style style:name="ce21" style:family="table-cell" style:parent-style-name="Default">
      <style:table-cell-properties fo:border-bottom="none" fo:wrap-option="wrap" fo:border-left="0.06pt solid #000000" fo:border-right="none" fo:border-top="none"/>
      <style:text-properties fo:hyphenate="true"/>
    </style:style>
    <style:style style:name="ce22" style:family="table-cell" style:parent-style-name="Default">
      <style:table-cell-properties fo:border-bottom="0.06pt solid #000000" fo:wrap-option="wrap" fo:border-left="0.06pt solid #000000" fo:border-right="none" fo:border-top="none"/>
      <style:text-properties fo:hyphenate="true"/>
    </style:style>
    <style:style style:name="ce2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fo:hyphenate="true"/>
    </style:style>
    <style:style style:name="ce2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mm"/>
      <style:text-properties fo:hyphenate="true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hyphenate="tru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wrap-option="wrap" fo:border-left="none" fo:border-right="none" fo:border-top="0.74pt solid #000000"/>
      <style:text-properties fo:color="#cc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Liberation Serif1"/>
    </style:style>
    <style:style style:name="ce3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fo:border="none"/>
      <style:text-properties fo:color="#cc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fo:border="none"/>
      <style:text-properties fo:color="#cc0000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cc0000" style:font-name="Liberation Serif1" fo:font-size="10pt" style:font-size-asian="10pt" style:font-size-complex="10pt"/>
    </style:style>
    <style:style style:name="ce44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45" style:family="table-cell" style:parent-style-name="Default">
      <style:table-cell-properties fo:border-bottom="none" fo:wrap-option="wrap" fo:border-left="none" fo:border-right="none" fo:border-top="0.74pt solid #000000"/>
      <style:text-properties fo:color="#cc0000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6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47" style:family="table-cell" style:parent-style-name="Default">
      <style:table-cell-properties fo:border-bottom="0.06pt solid #000000" fo:wrap-option="wrap" fo:border-left="none" fo:border-right="none" fo:border-top="none"/>
      <style:text-properties fo:color="#cc0000" style:font-name="Liberation Serif1" fo:font-size="10pt" style:font-size-asian="10pt" style:font-size-complex="10pt" fo:hyphenate="true"/>
    </style:style>
    <style:style style:name="ce48" style:family="table-cell" style:parent-style-name="Default">
      <style:table-cell-properties fo:border-bottom="none" fo:wrap-option="wrap" fo:border-left="none" fo:border-right="none" fo:border-top="0.74pt solid #000000"/>
      <style:text-properties fo:color="#cc0000" style:font-name="Liberation Serif1" fo:font-size="10pt" style:font-size-asian="10pt" style:font-size-complex="10pt" fo:hyphenate="true"/>
    </style:style>
    <style:style style:name="ce49" style:family="table-cell" style:parent-style-name="Default">
      <style:table-cell-properties fo:wrap-option="wrap"/>
      <style:text-properties fo:color="#cc0000" style:text-line-through-style="none" style:text-line-through-type="none" fo:hyphenate="true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fo:color="#800000" fo:hyphenate="true"/>
    </style:style>
    <style:style style:name="ce51" style:family="table-cell" style:parent-style-name="Default">
      <style:table-cell-properties fo:border-bottom="none" fo:wrap-option="wrap" fo:border-left="none" fo:border-right="0.74pt solid #000000" fo:border-top="0.74pt solid #000000"/>
      <style:text-properties fo:hyphenate="true"/>
    </style:style>
    <style:style style:name="ce52" style:family="table-cell" style:parent-style-name="Default">
      <style:table-cell-properties fo:border-bottom="0.74pt solid #000000" fo:wrap-option="wrap" fo:border-left="none" fo:border-right="0.74pt solid #000000" fo:border-top="none"/>
      <style:text-properties fo:hyphenate="true"/>
    </style:style>
    <style:style style:name="ce53" style:family="table-cell" style:parent-style-name="Default">
      <style:table-cell-properties fo:border-bottom="none" fo:wrap-option="wrap" fo:border-left="none" fo:border-right="0.74pt solid #000000" fo:border-top="none"/>
      <style:text-properties fo:hyphenate="true"/>
    </style:style>
    <style:style style:name="T1" style:family="text">
      <style:text-properties fo:color="#cc0000"/>
    </style:style>
  </office:automatic-styles>
  <office:body>
    <office:spreadsheet>
      <table:calculation-settings table:automatic-find-labels="false"/>
      <table:table table:name="Dictionnaire des donné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ctionnaire des données</text:p>
          </table:table-cell>
          <table:covered-table-cell table:number-columns-repeated="2" table:style-name="ce1"/>
          <table:table-cell table:style-name="ce1" table:number-columns-repeated="1021"/>
        </table:table-row>
        <table:table-row table:style-name="ro2">
          <table:table-cell table:style-name="ce2" office:value-type="string" calcext:value-type="string">
            <text:p>terme</text:p>
          </table:table-cell>
          <table:table-cell table:style-name="ce2" office:value-type="string" calcext:value-type="string">
            <text:p>signification</text:p>
          </table:table-cell>
          <table:table-cell table:style-name="ce2" office:value-type="string" calcext:value-type="string">
            <text:p>caractéristiques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type de structur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SC</text:p>
          </table:table-cell>
          <table:table-cell office:value-type="string" calcext:value-type="string">
            <text:p>grande surface culturelle</text:p>
          </table:table-cell>
          <table:table-cell office:value-type="string" calcext:value-type="string">
            <text:p>type de structur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act</text:p>
          </table:table-cell>
          <table:table-cell office:value-type="string" calcext:value-type="string">
            <text:p>personne référente d'une structure</text:p>
          </table:table-cell>
          <table:table-cell office:value-type="string" calcext:value-type="string">
            <text:p>Nom, adresse privée, téléphone, email, structures associées, envois systématiqu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ructure</text:p>
          </table:table-cell>
          <table:table-cell office:value-type="string" calcext:value-type="string">
            <text:p>Entreprise cliente : librairie, grande surface culturelle ; organisme de presse, blog</text:p>
          </table:table-cell>
          <table:table-cell office:value-type="string" calcext:value-type="string">
            <text:p>Nom, adresse, téléphone, email, contacts <text:s/>associés, type de structure, envois systématiqu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ervice de presse (livre envoyé gratuitement pour la promotion)</text:p>
          </table:table-cell>
          <table:table-cell table:number-columns-repeated="1022"/>
        </table:table-row>
      </table:table>
      <table:table table:name="Tests fonctionnels" table:style-name="ta1">
        <table:table-column table:style-name="co5" table:number-columns-repeated="2" table:default-cell-style-name="ce11"/>
        <table:table-column table:style-name="co6" table:default-cell-style-name="ce32"/>
        <table:table-column table:style-name="co7" table:default-cell-style-name="ce32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4" table:number-columns-repeated="1015" table:default-cell-style-name="ce11"/>
        <table:table-row table:style-name="ro1">
          <table:table-cell table:style-name="ce4" office:value-type="string" calcext:value-type="string" table:number-columns-spanned="9" table:number-rows-spanned="1">
            <text:p>Fiche de tests fonctionnels</text:p>
          </table:table-cell>
          <table:covered-table-cell table:number-columns-repeated="3" table:style-name="ce4"/>
          <table:covered-table-cell table:number-columns-repeated="5" table:style-name="ce57"/>
          <table:table-cell table:style-name="ce7" table:number-columns-repeated="1015"/>
        </table:table-row>
        <table:table-row table:style-name="ro2">
          <table:table-cell table:style-name="ce5" office:value-type="string" calcext:value-type="string">
            <text:p>Module</text:p>
          </table:table-cell>
          <table:table-cell table:style-name="ce5" office:value-type="string" calcext:value-type="string">
            <text:p>Evénement déclencheur </text:p>
          </table:table-cell>
          <table:table-cell table:style-name="ce5" office:value-type="string" calcext:value-type="string" table:number-columns-spanned="3" table:number-rows-spanned="1">
            <text:p>Actions programmées</text:p>
          </table:table-cell>
          <table:covered-table-cell table:number-columns-repeated="2" table:style-name="ce5"/>
          <table:table-cell table:style-name="ce5" office:value-type="string" calcext:value-type="string">
            <text:p>Résultat attendus</text:p>
          </table:table-cell>
          <table:table-cell table:style-name="ce5" office:value-type="string" calcext:value-type="string">
            <text:p>Résultat observés</text:p>
          </table:table-cell>
          <table:table-cell table:style-name="ce5" office:value-type="string" calcext:value-type="string" table:number-columns-spanned="2" table:number-rows-spanned="1">
            <text:p>Actions requises</text:p>
          </table:table-cell>
          <table:covered-table-cell table:style-name="ce5"/>
          <table:table-cell table:style-name="ce5" table:number-columns-repeated="1015"/>
        </table:table-row>
        <table:table-row table:style-name="ro4">
          <table:table-cell table:style-name="ce7"/>
          <table:table-cell table:style-name="ce57" office:value-type="string" calcext:value-type="string">
            <text:p>exemple : appui sur un bouton, reception d'un message </text:p>
          </table:table-cell>
          <table:table-cell table:style-name="ce57" office:value-type="string" calcext:value-type="string" table:number-columns-spanned="3" table:number-rows-spanned="1">
            <text:p>liste ordonnée des actions à effectuer quand un événement déclencheur se présente</text:p>
          </table:table-cell>
          <table:covered-table-cell table:number-columns-repeated="2" table:style-name="ce57"/>
          <table:table-cell table:style-name="ce57" office:value-type="string" calcext:value-type="string">
            <text:p>état final stable</text:p>
          </table:table-cell>
          <table:table-cell table:style-name="ce57" office:value-type="string" calcext:value-type="string">
            <text:p>état final observé : description des anomalies constatées par rapport à la liste des actions à effectuer et à l'état final recherché</text:p>
          </table:table-cell>
          <table:table-cell table:style-name="ce57" office:value-type="string" calcext:value-type="string" table:number-columns-spanned="2" table:number-rows-spanned="1">
            <text:p>corrections à apporter par ordre de priorité croissante (la priorité 1 étant à réaliser en premier)</text:p>
          </table:table-cell>
          <table:covered-table-cell table:style-name="ce57"/>
          <table:table-cell table:style-name="ce7" table:number-columns-repeated="1015"/>
        </table:table-row>
        <table:table-row table:style-name="ro5">
          <table:table-cell table:style-name="ce8" office:value-type="string" calcext:value-type="string">
            <text:p>Connexion database</text:p>
          </table:table-cell>
          <table:table-cell table:style-name="ce13" table:number-columns-repeated="5"/>
          <table:table-cell table:style-name="ce50" office:value-type="string" calcext:value-type="string">
            <text:p><text:s/>python3 app_db_gest_envoi_livres.py <text:s/>Nom utilisateur ?postgres Password: <text:s/>Traceback (most recent call last): <text:s text:c="2"/>File "app_db_gest_envoi_livres.py", line 343, in &lt;module&gt; <text:s text:c="4"/>test_AppBDgestEnvoiLivres (nouvEnvoiLivre) <text:s text:c="2"/>File "app_db_gest_envoi_livres.py", line 335, in test_AppBDgestEnvoiLivres <text:s text:c="4"/>casUtilisation.ajoutStructure("Ma librairie" ,"" ,"33000" ,"0556876543" ,"" ,"" ,"Aquitaine" ,"" ,"" ,"all") <text:s text:c="4"/>AttributeError: 'AppBDgestEnvoiLivres' object has no attribute 'ajoutStructure' </text:p>
          </table:table-cell>
          <table:table-cell table:style-name="ce13" table:number-columns-repeated="2"/>
          <table:table-cell table:style-name="ce8" table:number-columns-repeated="1015"/>
        </table:table-row>
        <table:table-row table:style-name="ro6">
          <table:table-cell table:style-name="ce8" office:value-type="string" calcext:value-type="string">
            <text:p>Module dialogue QT Connexion database</text:p>
          </table:table-cell>
          <table:table-cell table:style-name="ce13" table:number-columns-repeated="5"/>
          <table:table-cell table:style-name="ce50" office:value-type="string" calcext:value-type="string">
            <text:p>python3 qt_connectDB.py <text:s/>Traceback (most recent call last): <text:s text:c="2"/>File "qt_connectDB.py", line 3, in &lt;module&gt; <text:s text:c="4"/>from PyQt5 import QtCore, QtGui RuntimeError: the sip module implements API v12.0 to v12.1 but the PyQt5.QtCore module requires API v12.2 </text:p>
          </table:table-cell>
          <table:table-cell table:style-name="ce13" table:number-columns-repeated="2"/>
          <table:table-cell table:style-name="ce8" table:number-columns-repeated="1015"/>
        </table:table-row>
        <table:table-row table:style-name="ro7">
          <table:table-cell table:style-name="ce9" office:value-type="string" calcext:value-type="string">
            <text:p>Gestion des livres</text:p>
          </table:table-cell>
          <table:table-cell table:style-name="ce14" office:value-type="string" calcext:value-type="string">
            <text:p>Création d'un livre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4" office:value-type="string" calcext:value-type="string">
            <text:p>le titre s'affiche directement dans le champ correspondant de l'interface (la partie SP des fiches ou tu parles d’un autre champ?)</text:p>
          </table:table-cell>
          <table:table-cell table:style-name="ce44" table:number-columns-repeated="3"/>
          <table:table-cell table:style-name="ce51"/>
          <table:table-cell table:number-columns-repeated="1015"/>
        </table:table-row>
        <table:table-row table:style-name="ro4">
          <table:table-cell table:style-name="Default"/>
          <table:table-cell table:style-name="ce14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35" office:value-type="string" calcext:value-type="string">
            <text:p>Une ligne consacrée aux envois de SP du titre apparaît dans toutes les fiches structures et contact.</text:p>
          </table:table-cell>
          <table:table-cell table:style-name="ce45" office:value-type="string" calcext:value-type="string">
            <text:p>le titre s'affiche automatiquement dans la partie SP des fiches avec toutes les informations nécessaires (SP, destinataire, date)</text:p>
          </table:table-cell>
          <table:table-cell table:style-name="ce44" table:number-columns-repeated="2"/>
          <table:table-cell table:style-name="ce51"/>
          <table:table-cell table:number-columns-repeated="1015"/>
        </table:table-row>
        <table:table-row table:style-name="ro7">
          <table:table-cell table:style-name="Default"/>
          <table:table-cell table:style-name="ce1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5" office:value-type="string" calcext:value-type="string">
            <text:p>Le SP du destinataire <text:s/>s'affiche directement dans le champ correspondant de l'interface (le contact s'affiche automatiquement selon la fiche attribuée au SP) </text:p>
          </table:table-cell>
          <table:table-cell table:style-name="ce45"/>
          <table:table-cell table:style-name="ce44" table:number-columns-repeated="2"/>
          <table:table-cell table:style-name="ce51"/>
          <table:table-cell table:number-columns-repeated="1015"/>
        </table:table-row>
        <table:table-row table:style-name="ro3">
          <table:table-cell table:style-name="Default"/>
          <table:table-cell table:style-name="ce14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35" office:value-type="string" calcext:value-type="string">
            <text:p>Une liste d’envoi du livre se crée automatiquement dans la table « envoi »</text:p>
          </table:table-cell>
          <table:table-cell table:style-name="ce45"/>
          <table:table-cell table:style-name="ce44" table:number-columns-repeated="2"/>
          <table:table-cell table:style-name="ce51"/>
          <table:table-cell table:number-columns-repeated="1015"/>
        </table:table-row>
        <table:table-row table:style-name="ro3">
          <table:table-cell table:style-name="Default"/>
          <table:table-cell table:style-name="ce15"/>
          <table:table-cell table:style-name="ce25" office:value-type="float" office:value="3" calcext:value-type="float">
            <text:p>3</text:p>
          </table:table-cell>
          <table:table-cell table:style-name="ce33" office:value-type="string" calcext:value-type="string">
            <text:p>condition</text:p>
          </table:table-cell>
          <table:table-cell table:style-name="ce36" office:value-type="string" calcext:value-type="string">
            <text:p>Les fiche cochée « envoi systématique : all»</text:p>
          </table:table-cell>
          <table:table-cell/>
          <table:table-cell table:style-name="Default" table:number-columns-repeated="1018"/>
        </table:table-row>
        <table:table-row table:style-name="ro4">
          <table:table-cell table:style-name="Default"/>
          <table:table-cell table:style-name="ce15"/>
          <table:table-cell table:style-name="ce25" office:value-type="float" office:value="4" calcext:value-type="float">
            <text:p>4</text:p>
          </table:table-cell>
          <table:table-cell table:style-name="ce33"/>
          <table:table-cell table:style-name="ce36" office:value-type="string" calcext:value-type="string">
            <text:p><text:s/>apparait directement dans la liste d’envoi du livre</text:p>
          </table:table-cell>
          <table:table-cell office:value-type="string" calcext:value-type="string">
            <text:p>liste d’envoi du titre comportant tous les destinataires et leurs adresses (à la création, seulement les systématiques normalement)</text:p>
          </table:table-cell>
          <table:table-cell table:style-name="Default" table:number-columns-repeated="1018"/>
        </table:table-row>
        <table:table-row table:style-name="ro3">
          <table:table-cell table:style-name="Default"/>
          <table:table-cell table:style-name="ce15"/>
          <table:table-cell table:style-name="ce25" office:value-type="float" office:value="5" calcext:value-type="float">
            <text:p>5</text:p>
          </table:table-cell>
          <table:table-cell table:style-name="ce33" office:value-type="string" calcext:value-type="string">
            <text:p>condition</text:p>
          </table:table-cell>
          <table:table-cell table:style-name="ce36" office:value-type="string" calcext:value-type="string">
            <text:p>fiche cochée « envoi systématique » par genre</text:p>
          </table:table-cell>
          <table:table-cell/>
          <table:table-cell table:style-name="Default" table:number-columns-repeated="1018"/>
        </table:table-row>
        <table:table-row table:style-name="ro4">
          <table:table-cell table:style-name="Default"/>
          <table:table-cell table:style-name="ce15"/>
          <table:table-cell table:style-name="ce25" office:value-type="float" office:value="6" calcext:value-type="float">
            <text:p>6</text:p>
          </table:table-cell>
          <table:table-cell table:style-name="ce33"/>
          <table:table-cell table:style-name="ce36" office:value-type="string" calcext:value-type="string">
            <text:p>apparait directement dans la liste d’envoi du livre pour un genre identique</text:p>
          </table:table-cell>
          <table:table-cell office:value-type="string" calcext:value-type="string">
            <text:p>liste d’envoi du titre comportant tous les destinataires et leurs adresses (à la création, seulement les systématiques normalement)</text:p>
          </table:table-cell>
          <table:table-cell table:style-name="Default" table:number-columns-repeated="1018"/>
        </table:table-row>
        <table:table-row table:style-name="ro7">
          <table:table-cell table:style-name="ce9" office:value-type="string" calcext:value-type="string">
            <text:p>Gestion des envois</text:p>
          </table:table-cell>
          <table:table-cell table:style-name="ce16" office:value-type="string" calcext:value-type="string">
            <text:p>une fiche est cochée pour l'envoi d'un livre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Default"/>
          <table:table-cell table:style-name="ce44" table:number-columns-repeated="3"/>
          <table:table-cell table:style-name="ce51"/>
          <table:table-cell table:number-columns-repeated="1015"/>
        </table:table-row>
        <table:table-row table:style-name="ro7">
          <table:table-cell table:style-name="Default"/>
          <table:table-cell table:style-name="ce16" office:value-type="string" calcext:value-type="string">
            <text:p><text:s/>la case SP d’un titre est cochée sans date d’envoi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4" office:value-type="string" calcext:value-type="string">
            <text:p>l'envoi est enregistré à l'adresse de la fiche ? (préciser la signification) </text:p>
          </table:table-cell>
          <table:table-cell table:style-name="ce44" table:number-columns-repeated="3"/>
          <table:table-cell table:style-name="ce51"/>
          <table:table-cell table:number-columns-repeated="1015"/>
        </table:table-row>
        <table:table-row table:style-name="ro7">
          <table:table-cell table:style-name="ce10"/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27"/>
          <table:table-cell table:style-name="ce34" office:value-type="string" calcext:value-type="string">
            <text:p>La structure ou personne rejoint directement la liste d’envoi du titre</text:p>
          </table:table-cell>
          <table:table-cell table:style-name="ce44" office:value-type="string" calcext:value-type="string">
            <text:p>liste d’envoi du titre comportant tous les destinataires et leurs adresses</text:p>
          </table:table-cell>
          <table:table-cell table:style-name="ce44" table:number-columns-repeated="2"/>
          <table:table-cell table:style-name="ce51"/>
          <table:table-cell table:number-columns-repeated="1015"/>
        </table:table-row>
        <table:table-row table:style-name="ro3">
          <table:table-cell table:style-name="ce10"/>
          <table:table-cell table:style-name="ce18"/>
          <table:table-cell table:style-name="ce26" office:value-type="float" office:value="4" calcext:value-type="float">
            <text:p>4</text:p>
          </table:table-cell>
          <table:table-cell table:style-name="ce27"/>
          <table:table-cell table:style-name="ce37" office:value-type="string" calcext:value-type="string">
            <text:p>La structure ou personne est automatiquement notée comme « destinataire » de l’envoi dans ses fiches associées</text:p>
          </table:table-cell>
          <table:table-cell table:style-name="ce44" table:number-columns-repeated="3"/>
          <table:table-cell table:style-name="ce51"/>
          <table:table-cell table:number-columns-repeated="1015"/>
        </table:table-row>
        <table:table-row table:style-name="ro3">
          <table:table-cell table:style-name="ce10"/>
          <table:table-cell table:style-name="ce18"/>
          <table:table-cell table:style-name="ce26" office:value-type="float" office:value="5" calcext:value-type="float">
            <text:p>5</text:p>
          </table:table-cell>
          <table:table-cell table:style-name="ce27"/>
          <table:table-cell table:style-name="ce37" office:value-type="string" calcext:value-type="string">
            <text:p>ça note automatiquement l'envoi sur les fiches associées pour éviter les doublons<text:span text:style-name="T1"> </text:span></text:p>
          </table:table-cell>
          <table:table-cell table:style-name="ce44" office:value-type="string" calcext:value-type="string">
            <text:p>un seul envoi pour toutes les fiches associées</text:p>
          </table:table-cell>
          <table:table-cell table:style-name="ce44" table:number-columns-repeated="2"/>
          <table:table-cell table:style-name="ce51"/>
          <table:table-cell table:number-columns-repeated="1015"/>
        </table:table-row>
        <table:table-row table:style-name="ro3">
          <table:table-cell table:style-name="ce10"/>
          <table:table-cell table:style-name="ce1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8" office:value-type="string" calcext:value-type="string">
            <text:p>La structure ou personne est automatiquement notée comme « destinataire » de l’envoi dans ses fiches associées</text:p>
          </table:table-cell>
          <table:table-cell table:style-name="ce44" table:number-columns-repeated="3"/>
          <table:table-cell table:style-name="ce51"/>
          <table:table-cell table:number-columns-repeated="1015"/>
        </table:table-row>
        <table:table-row table:style-name="ro3">
          <table:table-cell table:style-name="ce10"/>
          <table:table-cell table:style-name="ce19"/>
          <table:table-cell table:style-name="ce27" office:value-type="float" office:value="2" calcext:value-type="float">
            <text:p>2</text:p>
          </table:table-cell>
          <table:table-cell table:style-name="ce29"/>
          <table:table-cell table:style-name="ce39" office:value-type="string" calcext:value-type="string">
            <text:p>L’adresse notée sur la liste d’envoi est celle de la fiche cochée </text:p>
          </table:table-cell>
          <table:table-cell table:style-name="ce46" table:number-columns-repeated="3"/>
          <table:table-cell table:style-name="ce52"/>
          <table:table-cell table:number-columns-repeated="1015"/>
        </table:table-row>
        <table:table-row table:style-name="ro8">
          <table:table-cell table:style-name="ce10"/>
          <table:table-cell table:style-name="ce20" office:value-type="string" calcext:value-type="string">
            <text:p><text:s/>je coche la fiche "lib. A" qui est associée avec "contact A" qui est lui-même associé avec "blog A"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40" office:value-type="string" calcext:value-type="string">
            <text:p>seule "lib. A" apparait dans la liste d'envois</text:p>
          </table:table-cell>
          <table:table-cell table:style-name="ce46" table:number-columns-repeated="3"/>
          <table:table-cell table:style-name="ce52"/>
          <table:table-cell table:number-columns-repeated="1015"/>
        </table:table-row>
        <table:table-row table:style-name="ro3">
          <table:table-cell table:style-name="ce10"/>
          <table:table-cell table:style-name="ce21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40" office:value-type="string" calcext:value-type="string">
            <text:p><text:s/>sur la fiche de "contact A" le livre soit noté envoyé à "lib. A". </text:p>
          </table:table-cell>
          <table:table-cell table:style-name="ce46" table:number-columns-repeated="3"/>
          <table:table-cell table:style-name="ce52"/>
          <table:table-cell table:number-columns-repeated="1015"/>
        </table:table-row>
        <table:table-row table:style-name="ro3">
          <table:table-cell table:style-name="ce10"/>
          <table:table-cell table:style-name="ce22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9" office:value-type="string" calcext:value-type="string">
            <text:p><text:s/>sur la fiche de "blog A" le livre soit noté envoyé à "lib. A". </text:p>
          </table:table-cell>
          <table:table-cell table:style-name="ce46" table:number-columns-repeated="3"/>
          <table:table-cell table:style-name="ce52"/>
          <table:table-cell table:number-columns-repeated="1015"/>
        </table:table-row>
        <table:table-row table:style-name="ro3">
          <table:table-cell table:style-name="ce10"/>
          <table:table-cell table:style-name="ce23" office:value-type="string" calcext:value-type="string">
            <text:p>Date d’envoi rempli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boucle</text:p>
          </table:table-cell>
          <table:table-cell table:style-name="ce40" office:value-type="string" calcext:value-type="string">
            <text:p>pour tous les autres titres en SP cochés</text:p>
          </table:table-cell>
          <table:table-cell table:number-columns-repeated="3"/>
          <table:table-cell table:style-name="ce53"/>
          <table:table-cell table:number-columns-repeated="1015"/>
        </table:table-row>
        <table:table-row table:style-name="ro3">
          <table:table-cell table:style-name="ce10"/>
          <table:table-cell table:style-name="ce23"/>
          <table:table-cell table:style-name="ce30" office:value-type="float" office:value="2" calcext:value-type="float">
            <text:p>2</text:p>
          </table:table-cell>
          <table:table-cell table:style-name="Default"/>
          <table:table-cell table:style-name="ce40" office:value-type="string" calcext:value-type="string">
            <text:p>le livre à envoyer est intégré dans la liste d’envoi des titres seuls</text:p>
          </table:table-cell>
          <table:table-cell table:number-columns-repeated="3"/>
          <table:table-cell table:style-name="ce53"/>
          <table:table-cell table:number-columns-repeated="1015"/>
        </table:table-row>
        <table:table-row table:style-name="ro7">
          <table:table-cell table:style-name="ce10"/>
          <table:table-cell table:style-name="ce2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40" office:value-type="string" calcext:value-type="string">
            <text:p>fin de la liste des titres en SP cochés</text:p>
          </table:table-cell>
          <table:table-cell office:value-type="string" calcext:value-type="string">
            <text:p>le livre est intégré dans la liste d’envoi des titres seuls pour tous les SP cochés</text:p>
          </table:table-cell>
          <table:table-cell table:number-columns-repeated="2"/>
          <table:table-cell table:style-name="ce53"/>
          <table:table-cell table:number-columns-repeated="1015"/>
        </table:table-row>
        <table:table-row table:style-name="ro3">
          <table:table-cell table:style-name="ce10"/>
          <table:table-cell table:style-name="ce23" office:value-type="string" calcext:value-type="string">
            <text:p>Date d’envoi non rempli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boucle</text:p>
          </table:table-cell>
          <table:table-cell table:style-name="ce41" office:value-type="string" calcext:value-type="string">
            <text:p>pour </text:p>
          </table:table-cell>
          <table:table-cell table:style-name="ce46" table:number-columns-repeated="3"/>
          <table:table-cell table:style-name="ce52"/>
          <table:table-cell table:number-columns-repeated="1015"/>
        </table:table-row>
        <table:table-row table:style-name="ro3">
          <table:table-cell table:style-name="ce10"/>
          <table:table-cell table:style-name="ce23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condition</text:p>
          </table:table-cell>
          <table:table-cell table:style-name="ce41" office:value-type="string" calcext:value-type="string">
            <text:p>au moins un autre titre en SP coché</text:p>
          </table:table-cell>
          <table:table-cell table:style-name="ce46" table:number-columns-repeated="3"/>
          <table:table-cell table:style-name="ce52"/>
          <table:table-cell table:number-columns-repeated="1015"/>
        </table:table-row>
        <table:table-row table:style-name="ro3">
          <table:table-cell table:style-name="ce10"/>
          <table:table-cell table:style-name="ce23"/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condition</text:p>
          </table:table-cell>
          <table:table-cell table:style-name="ce41" office:value-type="string" calcext:value-type="string">
            <text:p>tous les livres dont la case SP est cochée </text:p>
          </table:table-cell>
          <table:table-cell table:style-name="ce46" table:number-columns-repeated="3"/>
          <table:table-cell table:style-name="ce52"/>
          <table:table-cell table:number-columns-repeated="1015"/>
        </table:table-row>
        <table:table-row table:style-name="ro7">
          <table:table-cell table:style-name="ce10"/>
          <table:table-cell table:style-name="ce23"/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et</text:p>
          </table:table-cell>
          <table:table-cell table:style-name="ce41" office:value-type="string" calcext:value-type="string">
            <text:p><text:s/>le champ d’envoi vide sont intégrés dans la liste des envois groupés</text:p>
          </table:table-cell>
          <table:table-cell table:style-name="ce46" office:value-type="string" calcext:value-type="string">
            <text:p>titre du livre et destinataire affichés, SP coché, date saisie ou « UNKNOWN »</text:p>
          </table:table-cell>
          <table:table-cell table:style-name="ce46" table:number-columns-repeated="2"/>
          <table:table-cell table:style-name="ce52"/>
          <table:table-cell table:number-columns-repeated="1015"/>
        </table:table-row>
        <table:table-row table:style-name="ro4">
          <table:table-cell table:style-name="ce10"/>
          <table:table-cell table:style-name="ce18" office:value-type="string" calcext:value-type="string">
            <text:p>recherche par titre dans la liste d’envoi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7" office:value-type="string" calcext:value-type="string">
            <text:p>si « seul »</text:p>
          </table:table-cell>
          <table:table-cell table:style-name="ce46" office:value-type="string" calcext:value-type="string">
            <text:p>liste sous forme : livre(s), structure et/ou contact, adresse, CP, ville, pays (plus facile pour impression et publipostage)</text:p>
          </table:table-cell>
          <table:table-cell table:style-name="ce46" table:number-columns-repeated="2"/>
          <table:table-cell table:style-name="ce52"/>
          <table:table-cell table:number-columns-repeated="1015"/>
        </table:table-row>
        <table:table-row table:style-name="ro3">
          <table:table-cell table:style-name="ce10"/>
          <table:table-cell table:style-name="ce24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41" office:value-type="string" calcext:value-type="string">
            <text:p><text:s/>Si <text:s/>« groupé »</text:p>
          </table:table-cell>
          <table:table-cell table:style-name="ce46" table:number-columns-repeated="3"/>
          <table:table-cell table:style-name="ce52"/>
          <table:table-cell table:number-columns-repeated="1015"/>
        </table:table-row>
        <table:table-row table:style-name="ro3">
          <table:table-cell table:style-name="ce9" office:value-type="string" calcext:value-type="string">
            <text:p>Gestion des structu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faire un système de libellés pour faciliter les recherches.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recherche par mot-clé, CP, ville ou pays</text:p>
          </table:table-cell>
          <table:table-cell table:number-columns-repeated="1019"/>
        </table:table-row>
        <table:table-row table:style-name="ro7"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/>
          <table:table-cell table:style-name="ce40" office:value-type="string" calcext:value-type="string">
            <text:p>pouvoir rechercher par type de structure (librairie, GSC, presse, blog)</text:p>
          </table:table-cell>
          <table:table-cell office:value-type="string" calcext:value-type="string">
            <text:p><text:s/>Dans cette liste de résultats, seuls les noms des entreprises, les villes et les pays sont nécessaires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lier les fiches associées pour pouvoir y accéder en passant de l’une à l’autre</text:p>
          </table:table-cell>
          <table:table-cell table:style-name="ce47" office:value-type="string" calcext:value-type="string">
            <text:p>en étant sur la fiche structure et en cliquant sur un contact je dois pouvoir aller sur la fiche contact correspondante + si changement d’emploi, changement automatique</text:p>
          </table:table-cell>
          <table:table-cell table:number-columns-repeated="1018"/>
        </table:table-row>
        <table:table-row table:style-name="ro3">
          <table:table-cell table:style-name="ce10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permettre l'association d'un même contact avec plusieurs structures</text:p>
          </table:table-cell>
          <table:table-cell table:style-name="ce48" office:value-type="string" calcext:value-type="string">
            <text:p>un seul envoi pour toutes les fiches associées</text:p>
          </table:table-cell>
          <table:table-cell table:number-columns-repeated="1018"/>
        </table:table-row>
        <table:table-row table:style-name="ro7">
          <table:table-cell table:style-name="ce9" office:value-type="string" calcext:value-type="string">
            <text:p>Gestion des <text:s/>contacts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faire un système de libellés pour faciliter les recherches</text:p>
          </table:table-cell>
          <table:table-cell office:value-type="string" calcext:value-type="string">
            <text:p>. Dans cette liste de résultats, seuls les noms des contacts, les villes et les pays sont nécessaire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permettre l'association de plusieurs contact avec une structure</text:p>
          </table:table-cell>
          <table:table-cell office:value-type="string" calcext:value-type="string">
            <text:p>un seul envoi pour toutes les fiches associées, contact 1 par défaut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permettre l'association d'un même contact avec plusieurs structures</text:p>
          </table:table-cell>
          <table:table-cell table:style-name="ce49" office:value-type="string" calcext:value-type="string">
            <text:p>lier les fiches associées pour pouvoir y accéder en passant de l’une à l’autre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 style:data-style-name="N2" text:time-value="15:46:17.043095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 Labòrda</meta:initial-creator>
    <meta:creation-date>2017-08-21T09:54:04.851239886</meta:creation-date>
    <dc:date>2017-08-31T15:48:40.996412193</dc:date>
    <meta:editing-duration>PT1H12M17S</meta:editing-duration>
    <meta:editing-cycles>15</meta:editing-cycles>
    <meta:generator>LibreOffice/5.3.4.1$Linux_X86_64 LibreOffice_project/30$Build-1</meta:generator>
    <dc:creator>Joan Labòrda</dc:creator>
    <meta:document-statistic meta:table-count="2" meta:cell-count="134" meta:object-count="0"/>
  </office:meta>
</office:document-meta>
</file>